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sans-serif"/>
    <style:font-face style:name="OpenSymbol" svg:font-family="OpenSymbol" style:font-charset="x-symbol"/>
  </office:font-face-decls>
  <office:automatic-styles>
    <style:style style:name="P1" style:family="paragraph" style:parent-style-name="Heading_20_2">
      <style:text-properties fo:font-variant="normal" fo:text-transform="none" fo:color="#1d2125" loext:opacity="100%" style:font-name="Open Sans" fo:letter-spacing="normal" fo:font-style="normal" fo:font-weight="normal"/>
    </style:style>
    <style:style style:name="P2" style:family="paragraph" style:parent-style-name="Standard">
      <style:paragraph-properties fo:margin-left="0cm" fo:margin-right="0cm" fo:text-align="start" style:justify-single-word="false" fo:orphans="2" fo:widows="2" fo:text-indent="0cm" style:auto-text-indent="false"/>
    </style:style>
    <style:style style:name="P3" style:family="paragraph" style:parent-style-name="Standard">
      <style:paragraph-properties fo:margin-left="0cm" fo:margin-right="0cm" fo:text-align="start" style:justify-single-word="false" fo:orphans="2" fo:widows="2" fo:text-indent="0cm" style:auto-text-indent="false"/>
      <style:text-properties officeooo:paragraph-rsid="000b7224"/>
    </style:style>
    <style:style style:name="P4" style:family="paragraph" style:parent-style-name="Standard" style:list-style-name="L11">
      <style:paragraph-properties fo:text-align="start" style:justify-single-word="false" fo:orphans="2" fo:widows="2"/>
    </style:style>
    <style:style style:name="P5" style:family="paragraph" style:parent-style-name="Standard">
      <style:paragraph-properties fo:margin-left="0cm" fo:margin-right="0cm" fo:text-align="start" style:justify-single-word="false" fo:orphans="2" fo:widows="2" fo:text-indent="0cm" style:auto-text-indent="false"/>
      <style:text-properties fo:font-weight="bold" style:font-weight-asian="bold" style:font-weight-complex="bold"/>
    </style:style>
    <style:style style:name="P6" style:family="paragraph" style:parent-style-name="Standard">
      <style:paragraph-properties fo:margin-left="0cm" fo:margin-right="0cm" fo:text-align="start" style:justify-single-word="false" fo:orphans="2" fo:widows="2" fo:text-indent="0cm" style:auto-text-indent="false"/>
      <style:text-properties fo:color="#2a6099" loext:opacity="100%"/>
    </style:style>
    <style:style style:name="P7" style:family="paragraph" style:parent-style-name="Standard">
      <style:paragraph-properties fo:margin-left="0cm" fo:margin-right="0cm" fo:text-align="start" style:justify-single-word="false" fo:orphans="2" fo:widows="2" fo:text-indent="0cm" style:auto-text-indent="false"/>
      <style:text-properties fo:color="#000000" loext:opacity="100%"/>
    </style:style>
    <style:style style:name="P8" style:family="paragraph" style:parent-style-name="Standard" style:list-style-name="L12">
      <style:paragraph-properties fo:text-align="start" style:justify-single-word="false" fo:orphans="2" fo:widows="2"/>
      <style:text-properties fo:color="#000000" loext:opacity="100%"/>
    </style:style>
    <style:style style:name="P9" style:family="paragraph" style:parent-style-name="Standard" style:list-style-name="L12">
      <style:paragraph-properties fo:text-align="start" style:justify-single-word="false" fo:orphans="2" fo:widows="2"/>
      <style:text-properties fo:color="#000000" loext:opacity="100%" officeooo:paragraph-rsid="000b7224"/>
    </style:style>
    <style:style style:name="P10" style:family="paragraph" style:parent-style-name="Standard" style:list-style-name="L12" style:master-page-name="">
      <loext:graphic-properties draw:fill="none"/>
      <style:paragraph-properties fo:margin-left="0cm" fo:margin-right="0cm" fo:text-align="start" style:justify-single-word="false" fo:orphans="2" fo:widows="2" fo:text-indent="-0.6cm" style:auto-text-indent="false" style:page-number="auto" fo:background-color="transparent"/>
      <style:text-properties fo:color="#000000" loext:opacity="100%" officeooo:paragraph-rsid="000b7224"/>
    </style:style>
    <style:style style:name="P11" style:family="paragraph" style:parent-style-name="Standard">
      <style:paragraph-properties fo:text-align="start" style:justify-single-word="false" fo:orphans="2" fo:widows="2"/>
      <style:text-properties fo:color="#000000" loext:opacity="100%" officeooo:paragraph-rsid="000b7224"/>
    </style:style>
    <style:style style:name="P12" style:family="paragraph" style:parent-style-name="Standard" style:list-style-name="L13">
      <style:paragraph-properties fo:text-align="start" style:justify-single-word="false" fo:orphans="2" fo:widows="2"/>
      <style:text-properties fo:color="#000000" loext:opacity="100%"/>
    </style:style>
    <style:style style:name="T1" style:family="text">
      <style:text-properties fo:font-variant="normal" fo:text-transform="none" fo:color="#1d2125" loext:opacity="100%" style:font-name="Open Sans" fo:font-size="10.5pt" fo:letter-spacing="normal" fo:font-style="normal" fo:font-weight="normal"/>
    </style:style>
    <style:style style:name="T2" style:family="text">
      <style:text-properties fo:font-variant="normal" fo:text-transform="none" fo:color="#1d2125" loext:opacity="100%" style:font-name="Open Sans" fo:font-size="10.5pt" fo:letter-spacing="normal" fo:font-style="normal" fo:font-weight="normal" officeooo:rsid="000b7224"/>
    </style:style>
    <style:style style:name="T3" style:family="text">
      <style:text-properties fo:font-variant="normal" fo:text-transform="none" style:font-name="Open Sans" fo:font-size="10.5pt" fo:letter-spacing="normal" fo:font-style="normal" fo:font-weight="normal"/>
    </style:style>
    <style:style style:name="T4" style:family="text">
      <style:text-properties fo:font-variant="normal" fo:text-transform="none" style:font-name="Open Sans" fo:font-size="10.5pt" fo:letter-spacing="normal" fo:font-style="normal" fo:font-weight="normal" officeooo:rsid="000b7224"/>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fo:color="#000000" loext:opacity="100%"/>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bookmark text:name="yui_3_17_2_1_1677744453484_524"/>Ejercicio 1 UT6</text:h>
      <text:p text:style-name="Standard"/>
      <text:p text:style-name="P6"><text:span text:style-name="T4">E</text:span><text:span text:style-name="T3">studio comparativo de las soluciones DAS, NAS y SAN, indicando ventajas, inconvenientes y utilidades de cada una de ellas</text:span> :</text:p>
      <text:p text:style-name="P2"/>
      <text:p text:style-name="P5">DAS (Direct Attached Storage)</text:p>
      <text:p text:style-name="P2"/>
      <text:p text:style-name="P2">DAS es una solución de almacenamiento en la que los dispositivos de almacenamiento, como los discos duros o las unidades de estado sólido (SSD), están directamente conectados a un servidor o a un ordenador mediante un cable. Algunas de las ventajas y desventajas de DAS son:</text:p>
      <text:p text:style-name="P2"/>
      <text:p text:style-name="P2">Ventajas:</text:p>
      <text:p text:style-name="P2"/>
      <text:p text:style-name="P2">Bajo costo: DAS es generalmente la opción más económica de las tres soluciones.</text:p>
      <text:p text:style-name="P2">Buen rendimiento: Al estar conectado directamente al servidor o computadora, el rendimiento de acceso a los datos puede ser muy rápido.</text:p>
      <text:p text:style-name="P2">Facilidad de configuración: DAS es fácil de configurar y utilizar, ya que no requiere de configuraciones de red complicadas.</text:p>
      <text:p text:style-name="P2"/>
      <text:p text:style-name="P2">Desventajas:</text:p>
      <text:p text:style-name="P2"/>
      <text:p text:style-name="P2">Escalabilidad limitada: la capacidad de almacenamiento de DAS está limitada por la cantidad de discos que se pueden conectar directamente a la máquina. Además, agregar más almacenamiento puede requerir apagar y abrir la máquina para agregar o reemplazar unidades.</text:p>
      <text:p text:style-name="P2">Falta de redundancia: si falla la unidad de almacenamiento, se pierden todos los datos almacenados en ella. A menos que se utilicen configuraciones RAID (matriz de discos redundantes) para proporcionar redundancia y protección de datos, DAS no ofrece opciones para recuperar datos perdidos.</text:p>
      <text:p text:style-name="P2"/>
      <text:p text:style-name="P5">NAS (Network Attached Storage)</text:p>
      <text:p text:style-name="P2"/>
      <text:p text:style-name="P2">NAS es una solución de almacenamiento que utiliza una red para conectarse a los dispositivos de almacenamiento. Estos dispositivos suelen ser unidades de almacenamiento en red (NAS) dedicadas o servidores que se utilizan para almacenar y compartir archivos. Algunas de las ventajas y desventajas de NAS son:</text:p>
      <text:p text:style-name="P2"/>
      <text:p text:style-name="P2">Ventajas:</text:p>
      <text:p text:style-name="P2"/>
      <text:p text:style-name="P2">Escalabilidad: NAS puede ser escalable, lo que significa que es fácil agregar más unidades de almacenamiento a medida que se necesitan sin tener que apagar o reiniciar la máquina.</text:p>
      <text:p text:style-name="P2">Redundancia: NAS generalmente incluye opciones de configuración RAID para proporcionar redundancia y protección de datos en caso de fallas de unidad.</text:p>
      <text:p text:style-name="P2">Accesibilidad: NAS permite que múltiples usuarios accedan a los datos almacenados en el dispositivo de almacenamiento a través de la red, lo que lo hace ideal para entornos de trabajo en equipo.</text:p>
      <text:p text:style-name="P2"/>
      <text:p text:style-name="P2">Desventajas:</text:p>
      <text:p text:style-name="P2"/>
      <text:p text:style-name="P2">Rendimiento limitado: NAS generalmente tiene un rendimiento más lento que DAS debido a la naturaleza de la red. Los datos deben pasar por la red antes de ser accesibles, lo que puede restringir la velocidad de acceso a los datos.</text:p>
      <text:p text:style-name="P2"><text:soft-page-break/>Costo: NAS es generalmente más costoso que DAS debido a la necesidad de comprar dispositivos de almacenamiento dedicados y configurar una red.</text:p>
      <text:p text:style-name="P2"/>
      <text:p text:style-name="P3"><text:span text:style-name="T6">Las SAN (Storage Area Networks) </text:span></text:p>
      <text:p text:style-name="P2"/>
      <text:p text:style-name="P2"><text:span text:style-name="T5">Las SAN (Storage Area Networks)</text:span><text:span text:style-name="T6"> </text:span>son soluciones de almacenamiento de datos que utilizan redes dedicadas de alta velocidad para conectar dispositivos de almacenamiento y servidores. A continuación, se presentan algunas de las ventajas y desventajas de las SAN:</text:p>
      <text:p text:style-name="P2"/>
      <text:p text:style-name="P2">Ventajas:</text:p>
      <text:p text:style-name="P2"/>
      <text:p text:style-name="P2">Altísimo rendimiento: las SAN pueden proporcionar velocidades de acceso a los datos mucho más rápidas que las soluciones DAS y NAS. Las redes dedicadas de alta velocidad permiten que los datos se transmitan rápidamente entre los dispositivos de almacenamiento y los servidores.</text:p>
      <text:p text:style-name="P2">Escalabilidad: las SAN pueden ser escalables, lo que significa que es fácil agregar más dispositivos de almacenamiento a medida que se necesitan sin tener que apagar o reiniciar la máquina.</text:p>
      <text:p text:style-name="P2">Redundancia: las SAN ofrecen una amplia variedad de opciones de configuración RAID para proporcionar redundancia y protección de datos en caso de fallas de unidad.</text:p>
      <text:p text:style-name="P2">Seguridad: las SAN pueden ser más seguras que las soluciones DAS y NAS, ya que los datos se almacenan en una ubicación centralizada y se pueden implementar medidas de seguridad adicionales, como la encriptación y la autenticación.</text:p>
      <text:p text:style-name="P2"/>
      <text:p text:style-name="P2">Desventajas:</text:p>
      <text:p text:style-name="P2"/>
      <text:p text:style-name="P2">Costo: las SAN pueden ser significativamente más costosas que las soluciones DAS y NAS, debido a la necesidad de comprar dispositivos de almacenamiento y servidores dedicados y configurar una red de alta velocidad. Además, las SAN requieren personal especializado para su configuración y mantenimiento.</text:p>
      <text:p text:style-name="P2">Complejidad: la configuración y el mantenimiento de las SAN pueden ser complicados y requieren un alto nivel de experiencia técnica. La configuración incorrecta puede causar problemas de rendimiento y pérdida de datos.</text:p>
      <text:p text:style-name="P2">Dependencia de la red: las SAN dependen de una red de alta velocidad para funcionar correctamente, lo que significa que si hay un problema en la red, se puede ver afectado el rendimiento de acceso a los datos.</text:p>
      <text:p text:style-name="P2"/>
      <text:p text:style-name="P2"/>
      <text:p text:style-name="P6"><text:span text:style-name="T4">D</text:span><text:span text:style-name="T3">etalla los protocolos de red específicos que puedan usar:</text:span></text:p>
      <text:p text:style-name="P6"><text:span text:style-name="T3"/></text:p>
      <text:p text:style-name="P7">NAS (Network Attached Storage):</text:p>
      <text:p text:style-name="P7"/>
      <text:list xml:id="list3445344506" text:style-name="L11">
        <text:list-item>
          <text:p text:style-name="P4"><text:span text:style-name="T7">NFS (Network File System): es un protocolo de red utilizado para compartir archivos entre sistemas operativos basados en Unix.</text:span></text:p>
        </text:list-item>
        <text:list-item>
          <text:p text:style-name="P4"><text:span text:style-name="T7">SMB (Server Message Block): es un protocolo de red utilizado para compartir archivos e impresoras entre sistemas operativos basados en Windows.</text:span></text:p>
        </text:list-item>
        <text:list-item>
          <text:p text:style-name="P4"><text:span text:style-name="T7">AFP (Apple Filing Protocol): es un protocolo de red utilizado para compartir archivos entre sistemas operativos basados en Mac.</text:span></text:p>
        </text:list-item>
        <text:list-item>
          <text:p text:style-name="P4"><text:span text:style-name="T7">FTP (File Transfer Protocol): es un protocolo de red utilizado para transferir archivos entre sistemas.</text:span></text:p>
        </text:list-item>
        <text:list-item>
          <text:p text:style-name="P4"/>
        </text:list-item>
      </text:list>
      <text:p text:style-name="P7">DAS (Direct Attached Storage):</text:p>
      <text:p text:style-name="P7"/>
      <text:list xml:id="list3409275352" text:style-name="L12">
        <text:list-item>
          <text:p text:style-name="P8">SAS (Serial Attached SCSI): es un protocolo de conexión de almacenamiento en serie utilizado para conectar dispositivos de almacenamiento DAS a servidores.</text:p>
        </text:list-item>
        <text:list-item>
          <text:p text:style-name="P9"><text:soft-page-break/>SATA (Serial ATA): es un protocolo de conexión de almacenamiento en serie utilizado para conectar discos duros y unidades de estado sólido a computadoras y servidores.</text:p>
        </text:list-item>
      </text:list>
      <text:p text:style-name="P11"/>
      <text:p text:style-name="P11"/>
      <text:p text:style-name="P11"/>
      <text:list xml:id="list91840427959853" text:continue-numbering="true" text:style-name="L12">
        <text:list-header>
          <text:p text:style-name="P10"><text:s/>SAN (Storage Area Network):</text:p>
        </text:list-header>
      </text:list>
      <text:p text:style-name="P7"/>
      <text:list xml:id="list3923784628" text:style-name="L13">
        <text:list-item>
          <text:p text:style-name="P12">Fibre Channel: es un protocolo de red de alta velocidad utilizado para conectar dispositivos de almacenamiento SAN a servidores.</text:p>
        </text:list-item>
        <text:list-item>
          <text:p text:style-name="P12">iSCSI (Internet Small Computer System Interface): es un protocolo de red que permite que los dispositivos de almacenamiento SAN se conecten a través de redes IP estándar.</text:p>
        </text:list-item>
        <text:list-item>
          <text:p text:style-name="P12">FCoE (Fibre Channel over Ethernet): es un protocolo que permite la transferencia de datos de almacenamiento Fibre Channel a través de redes Ethernet.</text:p>
        </text:list-item>
      </text:list>
      <text:p text:style-name="P7"/>
      <text:p text:style-name="P7"/>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sans-serif"/>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3-02T09:09:08.185000000</meta:creation-date>
    <dc:date>2023-03-02T09:18:39.499000000</dc:date>
    <meta:editing-duration>PT9M31S</meta:editing-duration>
    <meta:editing-cycles>1</meta:editing-cycles>
    <meta:document-statistic meta:table-count="0" meta:image-count="0" meta:object-count="0" meta:page-count="3" meta:paragraph-count="45" meta:word-count="923" meta:character-count="5930" meta:non-whitespace-character-count="5060"/>
    <meta:generator>LibreOffice/7.3.4.2$Windows_X86_64 LibreOffice_project/728fec16bd5f605073805c3c9e7c4212a0120dc5</meta:generator>
  </office:meta>
</office:document-meta>
</file>